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font-name="Times New Roman" officeooo:rsid="00206516" officeooo:paragraph-rsid="00206516"/>
    </style:style>
    <style:style style:name="P3" style:family="paragraph" style:parent-style-name="Standard">
      <style:text-properties style:font-name="Times New Roman" fo:font-weight="bold" officeooo:rsid="007cf309" officeooo:paragraph-rsid="007cf309" style:font-weight-asian="bold" style:font-weight-complex="bold"/>
    </style:style>
    <style:style style:name="P4" style:family="paragraph" style:parent-style-name="Standard">
      <style:text-properties style:font-name="Times New Roman" fo:font-weight="bold" officeooo:rsid="009236ad" officeooo:paragraph-rsid="009236ad" style:font-weight-asian="bold" style:font-weight-complex="bold"/>
    </style:style>
    <style:style style:name="P5" style:family="paragraph" style:parent-style-name="Standard">
      <style:text-properties style:font-name="Times New Roman" fo:font-weight="bold" officeooo:rsid="00b1ee30" officeooo:paragraph-rsid="00b1ee30" style:font-weight-asian="bold" style:font-weight-complex="bold"/>
    </style:style>
    <style:style style:name="P6" style:family="paragraph" style:parent-style-name="Standard">
      <style:text-properties style:font-name="Times New Roman" officeooo:rsid="00267fa4" officeooo:paragraph-rsid="005e704c"/>
    </style:style>
    <style:style style:name="P7" style:family="paragraph" style:parent-style-name="Standard">
      <style:paragraph-properties fo:text-align="justify" style:justify-single-word="false"/>
      <style:text-properties style:font-name="Times New Roman"/>
    </style:style>
    <style:style style:name="P8" style:family="paragraph" style:parent-style-name="Standard">
      <style:paragraph-properties fo:text-align="justify" style:justify-single-word="false"/>
      <style:text-properties style:font-name="Times New Roman" officeooo:paragraph-rsid="00908cb4"/>
    </style:style>
    <style:style style:name="P9" style:family="paragraph" style:parent-style-name="Table_20_Contents">
      <style:text-properties style:font-name="Times New Roman" officeooo:rsid="007b3e59" officeooo:paragraph-rsid="007b3e59"/>
    </style:style>
    <style:style style:name="P10"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1" style:family="paragraph" style:parent-style-name="Standard">
      <style:paragraph-properties fo:text-align="justify" style:justify-single-word="false"/>
      <style:text-properties style:font-name="Times New Roman" fo:font-weight="normal" officeooo:rsid="002455a7" style:font-weight-asian="normal" style:font-weight-complex="normal"/>
    </style:style>
    <style:style style:name="P12"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3" style:family="paragraph" style:parent-style-name="Standard">
      <style:text-properties style:font-name="Times New Roman" officeooo:paragraph-rsid="008c3c1e"/>
    </style:style>
    <style:style style:name="P14" style:family="paragraph" style:parent-style-name="Standard">
      <style:paragraph-properties fo:margin-left="0.4925in" fo:margin-right="0in" fo:text-indent="0in" style:auto-text-indent="false"/>
      <style:text-properties style:font-name="Times New Roman" officeooo:rsid="0096d8c3" officeooo:paragraph-rsid="009770fe"/>
    </style:style>
    <style:style style:name="P15" style:family="paragraph" style:parent-style-name="Standard">
      <style:text-properties style:font-name="Times New Roman" officeooo:rsid="00b1ee30" officeooo:paragraph-rsid="00b1ee30"/>
    </style:style>
    <style:style style:name="P16" style:family="paragraph" style:parent-style-name="Standard">
      <style:text-properties style:text-underline-style="none" fo:font-weight="normal" officeooo:rsid="007cf309" officeooo:paragraph-rsid="00820596" style:font-weight-asian="normal" style:font-weight-complex="normal"/>
    </style:style>
    <style:style style:name="P17" style:family="paragraph" style:parent-style-name="Standard">
      <style:text-properties style:text-underline-style="none" fo:font-weight="normal" officeooo:rsid="0080edfe" officeooo:paragraph-rsid="0085f2a6" style:font-weight-asian="normal" style:font-weight-complex="normal"/>
    </style:style>
    <style:style style:name="P18" style:family="paragraph" style:parent-style-name="Standard">
      <style:text-properties style:text-underline-style="none" fo:font-weight="normal" officeooo:rsid="00884be0" officeooo:paragraph-rsid="00854471" style:font-weight-asian="normal" style:font-weight-complex="normal"/>
    </style:style>
    <style:style style:name="P19" style:family="paragraph" style:parent-style-name="Standard">
      <style:text-properties style:text-underline-style="none" fo:font-weight="normal" officeooo:rsid="0092c4d8" officeooo:paragraph-rsid="0092c4d8" style:font-weight-asian="normal" style:font-weight-complex="normal"/>
    </style:style>
    <style:style style:name="P20" style:family="paragraph" style:parent-style-name="Standard">
      <style:text-properties style:text-underline-style="none" fo:font-weight="normal" officeooo:rsid="00930ba1" officeooo:paragraph-rsid="00930ba1" style:font-weight-asian="normal" style:font-weight-complex="normal"/>
    </style:style>
    <style:style style:name="P21" style:family="paragraph" style:parent-style-name="Standard">
      <style:paragraph-properties fo:margin-left="0.4925in" fo:margin-right="0in" fo:text-indent="0in" style:auto-text-indent="false"/>
      <style:text-properties style:text-underline-style="none" fo:font-weight="normal" officeooo:rsid="00945de9" officeooo:paragraph-rsid="00945de9" style:font-weight-asian="normal" style:font-weight-complex="normal"/>
    </style:style>
    <style:style style:name="P22" style:family="paragraph" style:parent-style-name="Standard">
      <style:paragraph-properties fo:margin-left="0in" fo:margin-right="0in" fo:text-indent="0in" style:auto-text-indent="false"/>
      <style:text-properties style:text-underline-style="none" fo:font-weight="normal" officeooo:rsid="00945de9" officeooo:paragraph-rsid="00945de9" style:font-weight-asian="normal" style:font-weight-complex="normal"/>
    </style:style>
    <style:style style:name="P23" style:family="paragraph" style:parent-style-name="Standard">
      <style:paragraph-properties fo:margin-left="0.4925in" fo:margin-right="0in" fo:text-indent="0in" style:auto-text-indent="false"/>
      <style:text-properties style:text-underline-style="none" fo:font-weight="normal" officeooo:rsid="00945de9" officeooo:paragraph-rsid="00b01d1a" style:font-weight-asian="normal" style:font-weight-complex="normal"/>
    </style:style>
    <style:style style:name="P24" style:family="paragraph" style:parent-style-name="Standard">
      <style:text-properties style:text-underline-style="none" fo:font-weight="normal" officeooo:rsid="00990058" officeooo:paragraph-rsid="00990058" style:font-weight-asian="normal" style:font-weight-complex="normal"/>
    </style:style>
    <style:style style:name="P25" style:family="paragraph" style:parent-style-name="Standard">
      <style:text-properties style:text-underline-style="none" fo:font-weight="normal" officeooo:rsid="00a01e11" officeooo:paragraph-rsid="00a1472b" style:font-weight-asian="normal" style:font-weight-complex="normal"/>
    </style:style>
    <style:style style:name="P26" style:family="paragraph" style:parent-style-name="Standard">
      <style:text-properties style:text-underline-style="none" fo:font-weight="normal" officeooo:rsid="00a01e11" officeooo:paragraph-rsid="00a01e11" style:font-weight-asian="normal" style:font-weight-complex="normal"/>
    </style:style>
    <style:style style:name="P27" style:family="paragraph" style:parent-style-name="Standard">
      <style:text-properties style:text-underline-style="none" fo:font-weight="normal" officeooo:rsid="00a2b168" officeooo:paragraph-rsid="00a3aad8" style:font-weight-asian="normal" style:font-weight-complex="normal"/>
    </style:style>
    <style:style style:name="P28" style:family="paragraph" style:parent-style-name="Standard">
      <style:text-properties style:text-underline-style="none" fo:font-weight="normal" officeooo:rsid="00ac3ad9" officeooo:paragraph-rsid="00acb408" style:font-weight-asian="normal" style:font-weight-complex="normal"/>
    </style:style>
    <style:style style:name="P29" style:family="paragraph" style:parent-style-name="Standard">
      <style:text-properties style:text-underline-style="solid" style:text-underline-width="auto" style:text-underline-color="font-color" fo:font-weight="bold" officeooo:rsid="007cf309" officeooo:paragraph-rsid="00854471" style:font-weight-asian="bold" style:font-weight-complex="bold"/>
    </style:style>
    <style:style style:name="P30" style:family="paragraph" style:parent-style-name="Standard">
      <style:text-properties style:text-underline-style="solid" style:text-underline-width="auto" style:text-underline-color="font-color" fo:font-weight="bold" officeooo:rsid="007cf309" officeooo:paragraph-rsid="0085f2a6" style:font-weight-asian="bold" style:font-weight-complex="bold"/>
    </style:style>
    <style:style style:name="P31" style:family="paragraph" style:parent-style-name="Standard">
      <style:text-properties style:text-underline-style="solid" style:text-underline-width="auto" style:text-underline-color="font-color" fo:font-weight="bold" officeooo:rsid="007cf309" officeooo:paragraph-rsid="009770fe" style:font-weight-asian="bold" style:font-weight-complex="bold"/>
    </style:style>
    <style:style style:name="P32" style:family="paragraph" style:parent-style-name="Standard">
      <style:text-properties officeooo:paragraph-rsid="009770fe"/>
    </style:style>
    <style:style style:name="P33" style:family="paragraph" style:parent-style-name="Standard">
      <style:paragraph-properties fo:margin-left="0.4925in" fo:margin-right="0in" fo:text-indent="0in" style:auto-text-indent="false"/>
      <style:text-properties fo:font-style="italic" style:text-underline-style="none" fo:font-weight="normal" officeooo:rsid="00a01e11" officeooo:paragraph-rsid="00a1472b" style:font-style-asian="italic" style:font-weight-asian="normal" style:font-style-complex="italic" style:font-weight-complex="normal"/>
    </style:style>
    <style:style style:name="P34" style:family="paragraph" style:parent-style-name="Standard">
      <style:paragraph-properties fo:margin-left="0.4925in" fo:margin-right="0in" fo:text-indent="0in" style:auto-text-indent="false"/>
      <style:text-properties fo:font-style="italic" style:text-underline-style="none" fo:font-weight="normal" officeooo:rsid="00a2b168" officeooo:paragraph-rsid="00a3aad8" style:font-style-asian="italic" style:font-weight-asian="normal" style:font-style-complex="italic" style:font-weight-complex="normal"/>
    </style:style>
    <style:style style:name="P35" style:family="paragraph" style:parent-style-name="Standard">
      <style:paragraph-properties fo:margin-left="0.4925in" fo:margin-right="0in" fo:text-indent="0in" style:auto-text-indent="false"/>
      <style:text-properties fo:font-style="italic" style:text-underline-style="none" fo:font-weight="normal" officeooo:rsid="00ac3ad9" officeooo:paragraph-rsid="00acb408" style:font-style-asian="italic" style:font-weight-asian="normal" style:font-style-complex="italic" style:font-weight-complex="normal"/>
    </style:style>
    <style:style style:name="P36" style:family="paragraph" style:parent-style-name="Standard">
      <style:paragraph-properties fo:margin-left="0.4925in" fo:margin-right="0in" fo:text-indent="0in" style:auto-text-indent="false"/>
      <style:text-properties fo:font-style="italic" style:text-underline-style="none" fo:font-weight="normal" officeooo:rsid="00930ba1" officeooo:paragraph-rsid="00930ba1" style:font-style-asian="italic" style:font-weight-asian="normal" style:font-style-complex="italic" style:font-weight-complex="normal"/>
    </style:style>
    <style:style style:name="P37" style:family="paragraph" style:parent-style-name="Standard">
      <style:text-properties officeooo:paragraph-rsid="00a2b168"/>
    </style:style>
    <style:style style:name="P38" style:family="paragraph" style:parent-style-name="Standard" style:list-style-name="L1">
      <style:text-properties style:text-underline-style="none" fo:font-weight="normal" officeooo:rsid="00930ba1" officeooo:paragraph-rsid="00930ba1" style:font-weight-asian="normal" style:font-weight-complex="normal"/>
    </style:style>
    <style:style style:name="P39" style:family="paragraph" style:parent-style-name="Standard" style:list-style-name="L2">
      <style:text-properties style:text-underline-style="none" fo:font-weight="normal" officeooo:rsid="009ae103" officeooo:paragraph-rsid="009ae103" style:font-weight-asian="normal" style:font-weight-complex="normal"/>
    </style:style>
    <style:style style:name="P40" style:family="paragraph" style:parent-style-name="Standard" style:list-style-name="L4">
      <style:text-properties style:text-underline-style="none" fo:font-weight="normal" officeooo:rsid="00ac3ad9" officeooo:paragraph-rsid="00acb408" style:font-weight-asian="normal" style:font-weight-complex="normal"/>
    </style:style>
    <style:style style:name="P41" style:family="paragraph" style:parent-style-name="Standard" style:list-style-name="L6">
      <style:text-properties style:text-underline-style="none" fo:font-weight="normal" officeooo:rsid="00884be0" officeooo:paragraph-rsid="00b5f65a" style:font-weight-asian="normal" style:font-weight-complex="normal"/>
    </style:style>
    <style:style style:name="P42" style:family="paragraph" style:parent-style-name="Standard">
      <style:text-properties style:text-underline-style="none" fo:font-weight="normal" officeooo:rsid="00820e8d" officeooo:paragraph-rsid="00b5f65a" style:font-weight-asian="normal" style:font-weight-complex="normal"/>
    </style:style>
    <style:style style:name="P43" style:family="paragraph" style:parent-style-name="Standard">
      <style:text-properties style:text-underline-style="none" fo:font-weight="normal" officeooo:rsid="008bff5f" officeooo:paragraph-rsid="00b5f65a" style:font-weight-asian="normal" style:font-weight-complex="normal"/>
    </style:style>
    <style:style style:name="P44" style:family="paragraph" style:parent-style-name="Standard">
      <style:text-properties style:text-underline-style="none" fo:font-weight="normal" officeooo:rsid="00b7306f" officeooo:paragraph-rsid="00b7306f" style:font-weight-asian="normal" style:font-weight-complex="normal"/>
    </style:style>
    <style:style style:name="P45" style:family="paragraph" style:parent-style-name="Standard" style:list-style-name="L2">
      <style:text-properties officeooo:paragraph-rsid="009bda2a"/>
    </style:style>
    <style:style style:name="P46" style:family="paragraph" style:parent-style-name="Standard" style:list-style-name="L2">
      <style:text-properties officeooo:rsid="009bda2a" officeooo:paragraph-rsid="009bda2a"/>
    </style:style>
    <style:style style:name="P47" style:family="paragraph" style:parent-style-name="Standard" style:list-style-name="L3">
      <style:text-properties officeooo:rsid="00a3aad8" officeooo:paragraph-rsid="00a3aad8"/>
    </style:style>
    <style:style style:name="P48" style:family="paragraph" style:parent-style-name="Standard" style:list-style-name="L3">
      <style:text-properties officeooo:rsid="00a31125" officeooo:paragraph-rsid="00a3aad8"/>
    </style:style>
    <style:style style:name="P49" style:family="paragraph" style:parent-style-name="Standard" style:list-style-name="L5">
      <style:text-properties officeooo:paragraph-rsid="009e1311"/>
    </style:style>
    <style:style style:name="P50" style:family="paragraph" style:parent-style-name="Standard">
      <style:text-properties style:text-underline-style="solid" style:text-underline-width="auto" style:text-underline-color="font-color" fo:font-weight="bold" officeooo:rsid="007cf309" officeooo:paragraph-rsid="00854471" style:font-weight-asian="bold" style:font-weight-complex="bold"/>
    </style:style>
    <style:style style:name="P51" style:family="paragraph" style:parent-style-name="Standard">
      <style:text-properties style:text-underline-style="solid" style:text-underline-width="auto" style:text-underline-color="font-color" fo:font-weight="bold" officeooo:rsid="007cf309" officeooo:paragraph-rsid="00b5f65a" style:font-weight-asian="bold" style:font-weight-complex="bold"/>
    </style:style>
    <style:style style:name="P52" style:family="paragraph" style:parent-style-name="Standard" style:list-style-name="L6">
      <style:text-properties officeooo:paragraph-rsid="00b5f65a"/>
    </style:style>
    <style:style style:name="P53" style:family="paragraph" style:parent-style-name="Standard">
      <style:text-properties fo:font-style="normal" style:text-underline-style="none" fo:font-weight="normal" officeooo:rsid="00820e8d" officeooo:paragraph-rsid="00b5f65a" style:font-style-asian="normal" style:font-weight-asian="normal" style:font-style-complex="normal" style:font-weight-complex="normal"/>
    </style:style>
    <style:style style:name="T1" style:family="text">
      <style:text-properties fo:font-weight="bold" officeooo:rsid="00146369" style:font-weight-asian="bold" style:font-weight-complex="bold"/>
    </style:style>
    <style:style style:name="T2" style:family="text">
      <style:text-properties fo:font-weight="bold" officeooo:rsid="007c68e3" style:font-weight-asian="bold" style:font-weight-complex="bold"/>
    </style:style>
    <style:style style:name="T3" style:family="text">
      <style:text-properties fo:font-weight="bold" officeooo:rsid="002455a7"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07eef" style:font-weight-asian="normal" style:font-weight-complex="normal"/>
    </style:style>
    <style:style style:name="T6" style:family="text">
      <style:text-properties fo:font-weight="normal" officeooo:rsid="00146369" style:font-weight-asian="normal" style:font-weight-complex="normal"/>
    </style:style>
    <style:style style:name="T7" style:family="text">
      <style:text-properties fo:font-weight="normal" officeooo:rsid="002455a7" style:font-weight-asian="normal" style:font-weight-complex="normal"/>
    </style:style>
    <style:style style:name="T8" style:family="text">
      <style:text-properties fo:font-weight="normal" officeooo:rsid="007c68e3" style:font-weight-asian="normal" style:font-weight-complex="normal"/>
    </style:style>
    <style:style style:name="T9" style:family="text">
      <style:text-properties fo:font-weight="normal" officeooo:rsid="007ebe03" style:font-weight-asian="normal" style:font-weight-complex="normal"/>
    </style:style>
    <style:style style:name="T10" style:family="text">
      <style:text-properties fo:font-weight="normal" officeooo:rsid="00994a39" style:font-weight-asian="normal" style:font-weight-complex="normal"/>
    </style:style>
    <style:style style:name="T11" style:family="text">
      <style:text-properties officeooo:rsid="007cf309"/>
    </style:style>
    <style:style style:name="T12" style:family="text">
      <style:text-properties officeooo:rsid="0082f865"/>
    </style:style>
    <style:style style:name="T13" style:family="text">
      <style:text-properties officeooo:rsid="00884be0"/>
    </style:style>
    <style:style style:name="T14" style:family="text">
      <style:text-properties officeooo:rsid="00820e8d"/>
    </style:style>
    <style:style style:name="T15" style:family="text">
      <style:text-properties officeooo:rsid="008280b1"/>
    </style:style>
    <style:style style:name="T16" style:family="text">
      <style:text-properties officeooo:rsid="00893e56"/>
    </style:style>
    <style:style style:name="T17" style:family="text">
      <style:text-properties officeooo:rsid="0089cba4"/>
    </style:style>
    <style:style style:name="T18" style:family="text">
      <style:text-properties officeooo:rsid="008aeaed"/>
    </style:style>
    <style:style style:name="T19" style:family="text">
      <style:text-properties officeooo:rsid="008c0e4f"/>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officeooo:rsid="00acb408" style:font-style-asian="italic" style:font-style-complex="italic"/>
    </style:style>
    <style:style style:name="T23" style:family="text">
      <style:text-properties fo:font-style="italic" officeooo:rsid="00844e11" style:font-style-asian="italic" style:font-style-complex="italic"/>
    </style:style>
    <style:style style:name="T24" style:family="text">
      <style:text-properties fo:font-style="italic" officeooo:rsid="008bff5f" style:font-style-asian="italic" style:font-style-complex="italic"/>
    </style:style>
    <style:style style:name="T25" style:family="text">
      <style:text-properties officeooo:rsid="008b1937"/>
    </style:style>
    <style:style style:name="T26" style:family="text">
      <style:text-properties officeooo:rsid="008ffc32"/>
    </style:style>
    <style:style style:name="T27" style:family="text">
      <style:text-properties officeooo:rsid="009236ad"/>
    </style:style>
    <style:style style:name="T28" style:family="text">
      <style:text-properties officeooo:rsid="0092c4d8"/>
    </style:style>
    <style:style style:name="T29" style:family="text">
      <style:text-properties officeooo:rsid="00945de9"/>
    </style:style>
    <style:style style:name="T30" style:family="text">
      <style:text-properties officeooo:rsid="009543db"/>
    </style:style>
    <style:style style:name="T31" style:family="text">
      <style:text-properties officeooo:rsid="0096d8c3"/>
    </style:style>
    <style:style style:name="T32" style:family="text">
      <style:text-properties style:text-underline-style="none" fo:font-weight="normal" style:font-weight-asian="normal" style:font-weight-complex="normal"/>
    </style:style>
    <style:style style:name="T33" style:family="text">
      <style:text-properties style:text-underline-style="none" fo:font-weight="normal" officeooo:rsid="0096d8c3" style:font-weight-asian="normal" style:font-weight-complex="normal"/>
    </style:style>
    <style:style style:name="T34" style:family="text">
      <style:text-properties style:text-underline-style="none" fo:font-weight="normal" officeooo:rsid="0095b5ed" style:font-weight-asian="normal" style:font-weight-complex="normal"/>
    </style:style>
    <style:style style:name="T35" style:family="text">
      <style:text-properties style:text-underline-style="none" fo:font-weight="normal" officeooo:rsid="009ae103" style:font-weight-asian="normal" style:font-weight-complex="normal"/>
    </style:style>
    <style:style style:name="T36" style:family="text">
      <style:text-properties style:text-underline-style="none" fo:font-weight="normal" officeooo:rsid="009b931a" style:font-weight-asian="normal" style:font-weight-complex="normal"/>
    </style:style>
    <style:style style:name="T37" style:family="text">
      <style:text-properties style:text-underline-style="none" fo:font-weight="normal" officeooo:rsid="009bda2a" style:font-weight-asian="normal" style:font-weight-complex="normal"/>
    </style:style>
    <style:style style:name="T38" style:family="text">
      <style:text-properties style:text-underline-style="none" fo:font-weight="normal" officeooo:rsid="00a056b8" style:font-weight-asian="normal" style:font-weight-complex="normal"/>
    </style:style>
    <style:style style:name="T39" style:family="text">
      <style:text-properties style:text-underline-style="none" fo:font-weight="normal" officeooo:rsid="00a2b168" style:font-weight-asian="normal" style:font-weight-complex="normal"/>
    </style:style>
    <style:style style:name="T40" style:family="text">
      <style:text-properties style:text-underline-style="none" fo:font-weight="normal" officeooo:rsid="00a31125" style:font-weight-asian="normal" style:font-weight-complex="normal"/>
    </style:style>
    <style:style style:name="T41" style:family="text">
      <style:text-properties style:text-underline-style="none" fo:font-weight="normal" officeooo:rsid="00844e11" style:font-weight-asian="normal" style:font-weight-complex="normal"/>
    </style:style>
    <style:style style:name="T42" style:family="text">
      <style:text-properties style:text-underline-style="none" fo:font-weight="normal" officeooo:rsid="008bff5f" style:font-weight-asian="normal" style:font-weight-complex="normal"/>
    </style:style>
    <style:style style:name="T43" style:family="text">
      <style:text-properties style:text-underline-style="none" fo:font-weight="normal" officeooo:rsid="00b7306f" style:font-weight-asian="normal" style:font-weight-complex="normal"/>
    </style:style>
    <style:style style:name="T44" style:family="text">
      <style:text-properties officeooo:rsid="009770fe"/>
    </style:style>
    <style:style style:name="T45" style:family="text">
      <style:text-properties officeooo:rsid="00990058"/>
    </style:style>
    <style:style style:name="T46" style:family="text">
      <style:text-properties officeooo:rsid="009ae103"/>
    </style:style>
    <style:style style:name="T47" style:family="text">
      <style:text-properties officeooo:rsid="00a0ea82"/>
    </style:style>
    <style:style style:name="T48" style:family="text">
      <style:text-properties officeooo:rsid="00a1472b"/>
    </style:style>
    <style:style style:name="T49" style:family="text">
      <style:text-properties officeooo:rsid="00a2b168"/>
    </style:style>
    <style:style style:name="T50" style:family="text">
      <style:text-properties officeooo:rsid="00a5fe75"/>
    </style:style>
    <style:style style:name="T51" style:family="text">
      <style:text-properties officeooo:rsid="00a77d58"/>
    </style:style>
    <style:style style:name="T52" style:family="text">
      <style:text-properties officeooo:rsid="00aade0f"/>
    </style:style>
    <style:style style:name="T53" style:family="text">
      <style:text-properties officeooo:rsid="00ac3ad9"/>
    </style:style>
    <style:style style:name="T54" style:family="text">
      <style:text-properties officeooo:rsid="00acb408"/>
    </style:style>
    <style:style style:name="T55" style:family="text">
      <style:text-properties officeooo:rsid="00ae2b65"/>
    </style:style>
    <style:style style:name="T56" style:family="text">
      <style:text-properties fo:font-style="normal" style:text-underline-style="none" fo:font-weight="normal" officeooo:rsid="009e1311" style:font-style-asian="normal" style:font-weight-asian="normal" style:font-style-complex="normal" style:font-weight-complex="normal"/>
    </style:style>
    <style:style style:name="T57" style:family="text">
      <style:text-properties fo:font-style="normal" style:text-underline-style="none" fo:font-weight="normal" officeooo:rsid="00ae2b65" style:font-style-asian="normal" style:font-weight-asian="normal" style:font-style-complex="normal" style:font-weight-complex="normal"/>
    </style:style>
    <style:style style:name="T58" style:family="text">
      <style:text-properties fo:font-style="normal" style:text-underline-style="none" fo:font-weight="normal" officeooo:rsid="00b7306f" style:font-style-asian="normal" style:font-weight-asian="normal" style:font-style-complex="normal" style:font-weight-complex="normal"/>
    </style:style>
    <style:style style:name="T59" style:family="text">
      <style:text-properties officeooo:rsid="00930ba1"/>
    </style:style>
    <style:style style:name="T60" style:family="text">
      <style:text-properties officeooo:rsid="00b01d1a"/>
    </style:style>
    <style:style style:name="T61" style:family="text">
      <style:text-properties officeooo:rsid="00b2f89b"/>
    </style:style>
    <style:style style:name="T62" style:family="text">
      <style:text-properties officeooo:rsid="00b5d8d4"/>
    </style:style>
    <style:style style:name="T63" style:family="text">
      <style:text-properties officeooo:rsid="00b5f65a"/>
    </style:style>
    <style:style style:name="T64" style:family="text">
      <style:text-properties officeooo:rsid="00852cea"/>
    </style:style>
    <style:style style:name="T65" style:family="text">
      <style:text-properties officeooo:rsid="00844e11"/>
    </style:style>
    <style:style style:name="T66" style:family="text">
      <style:text-properties officeooo:rsid="008bff5f"/>
    </style:style>
    <style:style style:name="T67" style:family="text">
      <style:text-properties officeooo:rsid="0093d05e"/>
    </style:style>
    <style:style style:name="T68" style:family="text">
      <style:text-properties officeooo:rsid="00b7306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Exam 1<text:span text:style-name="T61">P</text:span></text:p>
      <table:table table:name="Table1" table:style-name="Table1">
        <table:table-column table:style-name="Table1.A"/>
        <table:table-column table:style-name="Table1.B"/>
        <table:table-row>
          <table:table-cell table:style-name="Table1.A1" office:value-type="string">
            <text:p text:style-name="P2">Course Title:</text:p>
          </table:table-cell>
          <table:table-cell table:style-name="Table1.A1" office:value-type="string">
            <text:p text:style-name="P4">Inglés IX</text:p>
          </table:table-cell>
        </table:table-row>
        <table:table-row>
          <table:table-cell table:style-name="Table1.A1" office:value-type="string">
            <text:p text:style-name="P15">Term:</text:p>
          </table:table-cell>
          <table:table-cell table:style-name="Table1.A1" office:value-type="string">
            <text:p text:style-name="P5">25-3</text:p>
          </table:table-cell>
        </table:table-row>
        <table:table-row>
          <table:table-cell table:style-name="Table1.A1" office:value-type="string">
            <text:p text:style-name="P15">Instructor:</text:p>
          </table:table-cell>
          <table:table-cell table:style-name="Table1.A1" office:value-type="string">
            <text:p text:style-name="P5">B. Marron</text:p>
          </table:table-cell>
        </table:table-row>
        <table:table-row>
          <table:table-cell table:style-name="Table1.A1" office:value-type="string">
            <text:p text:style-name="P9"><text:span text:style-name="T11">Exam </text:span>Date:</text:p>
          </table:table-cell>
          <table:table-cell table:style-name="Table1.A1" office:value-type="string">
            <text:p text:style-name="P3"><text:span text:style-name="T27">03</text:span> <text:span text:style-name="T27">Jun</text:span> 2025</text:p>
          </table:table-cell>
        </table:table-row>
      </table:table>
      <text:p text:style-name="P2"/>
      <text:p text:style-name="P8"><text:span text:style-name="T1">General </text:span><text:span text:style-name="T3">Instructions: </text:span><text:span text:style-name="T8">Print</text:span><text:span text:style-name="T2"> </text:span><text:span text:style-name="T5">your name in the upper right-hand corner </text:span><text:span text:style-name="T10">of this paper</text:span><text:span text:style-name="T5">. </text:span><text:span text:style-name="T6">Read each item carefully. Be sure that you understand exactly what is being asked of you. </text:span><text:span text:style-name="T7">Begin your answers on the backside of this paper </text:span><text:span text:style-name="T10">if possible </text:span><text:span text:style-name="T9">and a</text:span><text:span text:style-name="T7">dd extra sheets of paper as needed. Be sure to write your name on any </text:span><text:span text:style-name="T10">and all </text:span><text:span text:style-name="T7">extra sheets of paper. </text:span><text:span text:style-name="T9">S</text:span><text:span text:style-name="T7">taple all exam papers together when you are finished.</text:span></text:p>
      <text:p text:style-name="P11"/>
      <text:p text:style-name="P7"><text:span text:style-name="T6">Do not look at other student’s exams. If you have a question or a request during the exam, raise your hand and the instructor will call on you.. Do not leave your desk without permission. If you finish early, raise your hand and the instructor will call on </text:span><text:span text:style-name="T4">you.</text:span></text:p>
      <text:p text:style-name="P12"/>
      <text:p text:style-name="P13">This is a closed book exam. <text:span text:style-name="T16">Attempt to answer all questions, </text:span><text:span text:style-name="T19">eve</text:span><text:span text:style-name="T16">n if you are uncertain. Whenever possible, provide answers in bullet list format with complete content. </text:span><text:span text:style-name="T17">Tasks will be evaluated by sub-tasks. Three (3) points are available for each sub-task: Accuracy </text:span><text:span text:style-name="T18">(</text:span><text:span text:style-name="T17">1 pt), Completeness (1 pt), and Sufficiency (1 pt). </text:span><text:span text:style-name="T18">Points will be awarded in 0.1 increments. </text:span><text:span text:style-name="T25">Answer in English unless requested to do </text:span><text:span text:style-name="T26">so</text:span><text:span text:style-name="T25"> otherwise.</text:span></text:p>
      <text:p text:style-name="P6"/>
      <text:p text:style-name="P31">Task <text:span text:style-name="T44">1</text:span><text:span text:style-name="T14"> </text:span><text:span text:style-name="T18">(</text:span><text:span text:style-name="T50">6</text:span><text:span text:style-name="T18"> pts)</text:span></text:p>
      <text:p text:style-name="P32"><text:span text:style-name="T33">Although </text:span><text:span text:style-name="T34">Spanish </text:span><text:span text:style-name="T33">and </text:span><text:span text:style-name="T34">English </text:span><text:span text:style-name="T33">are part of the Indo-European family of languages</text:span><text:span text:style-name="T34">, and Chines</text:span><text:span text:style-name="T33">e is a member of the </text:span>Sino-Tibetan language group, <text:span text:style-name="T31">all are rich and beautiful </text:span><text:span text:style-name="T44">constructs</text:span><text:span text:style-name="T31"> for human communication.</text:span></text:p>
      <text:p text:style-name="P14">1. Briefly highlight the major similarities and differences that you perceive as a student of these three languages.</text:p>
      <text:p text:style-name="P14"/>
      <text:p text:style-name="P30">Task <text:span text:style-name="T44">2</text:span> <text:span text:style-name="T18">(</text:span><text:span text:style-name="T30">9</text:span><text:span text:style-name="T18"> pts)</text:span></text:p>
      <text:p text:style-name="P19">Languages can be studied from many different perspectives. Konrod<text:note text:id="ftn1" text:note-class="footnote"><text:note-citation>1</text:note-citation><text:note-body><text:p text:style-name="Footnote">Kronrod, A. (2022). Language research in marketing. <text:span text:style-name="T20">Foundations and Trends® in Marketing</text:span>, <text:span text:style-name="T20">16</text:span>(3), 308-421.</text:p></text:note-body></text:note> provides a cursory overview from a standard linguistic perspective while Mackay<text:note text:id="ftn2" text:note-class="footnote"><text:note-citation>2</text:note-citation><text:note-body><text:p text:style-name="Footnote">MacKay, D. J. (2003). <text:span text:style-name="T20">Information theory, inference and learning algorithms</text:span>. Cambridge <text:span text:style-name="T28">U</text:span>niversity <text:span text:style-name="T28">P</text:span>ress.</text:p></text:note-body></text:note> provides a systems modeling perspective. </text:p>
      <text:list xml:id="list358296994" text:style-name="L1">
        <text:list-item>
          <text:p text:style-name="P38">From your perspective, is the reduction of language into linguistic elements (e.g., phonetics, morphology, semantics, grammar, etc.) helpful? Explain why or why not. </text:p>
        </text:list-item>
      </text:list>
      <text:p text:style-name="P20"/>
      <text:p text:style-name="P20">As mentioned in class, Zipfś Law and Dirichlet models are now standard components in machine learning (i.e., artificial intelligence). <text:span text:style-name="T29">As far back as 2005 Yamamoto and Sadamitsu</text:span><text:span text:style-name="T29"><text:note text:id="ftn3" text:note-class="footnote"><text:note-citation>3</text:note-citation><text:note-body><text:p text:style-name="Footnote">Yamamoto, M., &amp; Sadamitsu, K. (2005). Dirichlet mixtures in text modeling. <text:span text:style-name="T20">CS Technical report CS-TR-05-1</text:span>.</text:p></text:note-body></text:note></text:span><text:span text:style-name="T29"> reported that,</text:span></text:p>
      <text:p text:style-name="P36">Recently, ‘generative text models’ such as latent Dirichlet allocation (LDA) have attracted people in the neural network community. Using generative text models, the probability for a ‘document’ rather than simply ‘sentences’ can be computed. Probability computation in these models takes advantage of prior distribution of word rate variability garnered from large document collections. Generative models are statistically well defined and robust for parameter estimation and adaptation because they exploit (hierarchical) Bayesian frameworks….</text:p>
      <text:p text:style-name="P21"><text:soft-page-break/>2. What is <text:span text:style-name="T60">meant by </text:span>a generative text model?</text:p>
      <text:p text:style-name="P23">3. What <text:span text:style-name="T45">is the basis for </text:span>the <text:span text:style-name="T45">Bayesian </text:span>probability computation<text:span text:style-name="T30">s</text:span> <text:span text:style-name="T60">used by </text:span><text:span text:style-name="T59">Dirichlet </text:span>models?</text:p>
      <text:p text:style-name="P22"/>
      <text:p text:style-name="P30">Task <text:span text:style-name="T15">3 </text:span><text:span text:style-name="T18">(</text:span><text:span text:style-name="T50">9</text:span><text:span text:style-name="T18"> pts)</text:span></text:p>
      <text:p text:style-name="P24">Steffen et. al.<text:note text:id="ftn4" text:note-class="footnote"><text:note-citation>4</text:note-citation><text:note-body><text:p text:style-name="Footnote">Steffen, Will, et al. "Trajectories of the Earth System in the Anthropocene." <text:span text:style-name="T20">Proceedings of the national academy of sciences</text:span> 115.33 (2018): 8252-8259. </text:p></text:note-body></text:note> used a systems science approach to evaluate the possibility of a <text:span text:style-name="T46">planetary </text:span>threshold in the Earth System that possibly would be triggered by cascading failures of tipping point elements such as the Greenland Ice Sheet, the Amazon Rainforest, etc. </text:p>
      <text:list xml:id="list1308191021" text:style-name="L2">
        <text:list-item>
          <text:p text:style-name="P39">What is meant by the term, “planetary threshold”?</text:p>
        </text:list-item>
        <text:list-item>
          <text:p text:style-name="P45"><text:span text:style-name="T35">Briefly explain how the analogy of the Earth as a marble on a Chinese checkerboard is useful in describing </text:span><text:span text:style-name="T36">where the Earth has been (</text:span><text:span text:style-name="T35">Earth’s biogeophysical state </text:span><text:span text:style-name="T36">during the glacial-interglcial cycles of the </text:span>Quaternary<text:span text:style-name="T36"> </text:span><text:span text:style-name="T37">Period</text:span><text:span text:style-name="T36">), and where it may be headed (Hothouse Earth).</text:span></text:p>
        </text:list-item>
        <text:list-item>
          <text:p text:style-name="P46"><text:span text:style-name="T32">Already cited over 4000 times, this paper is a landmark not only for its systems analysis </text:span><text:span text:style-name="T38">of climate change</text:span><text:span text:style-name="T32">, but also for its bold statements calling for fundamental changes in human societies. Briefly describe <text:s/>these changes.</text:span></text:p>
        </text:list-item>
      </text:list>
      <text:p text:style-name="P17"/>
      <text:p text:style-name="P29">Task <text:span text:style-name="T12">4 </text:span><text:span text:style-name="T18">(</text:span><text:span text:style-name="T50">6</text:span><text:span text:style-name="T18"> pts)</text:span></text:p>
      <text:p text:style-name="P25"><text:span text:style-name="T47">Advocates of a</text:span>cademic writing <text:span text:style-name="T47">persistently cling to the use of the third person point of view as a necessary and even obligatory stylistic element. And </text:span><text:span text:style-name="T48">yet, as noted b</text:span><text:span text:style-name="T49">y</text:span><text:span text:style-name="T48"> </text:span><text:span text:style-name="T47">Hyland and Jiang</text:span><text:span text:style-name="T47"><text:note text:id="ftn5" text:note-class="footnote"><text:note-citation>5</text:note-citation><text:note-body><text:p text:style-name="Footnote">Hyland, K., &amp; Jiang, F. K. (2017). Is academic writing becoming more informal?. <text:span text:style-name="T20">English for specific purposes</text:span>, <text:span text:style-name="T20">45</text:span>, 40-51.</text:p></text:note-body></text:note></text:span><text:span text:style-name="T47">, there may be a </text:span><text:span text:style-name="T49">trend to a </text:span><text:span text:style-name="T47">more relaxed “feel” in some published works,</text:span></text:p>
      <text:p text:style-name="P33">Informality has become something of a contemporary mantra as, from the denim-clad offices of internet startups to the pages of business reports, we are encouraged to shed old constraints and relax conventions. This paper explores the perception that since informality has now invaded a large range of written and spoken domains of discourse, academic writing has also followed this trend.</text:p>
      <text:p text:style-name="P37"><text:span text:style-name="T39">After examining a corpus of </text:span>2.2 million words <text:span text:style-name="T49">from </text:span><text:span text:style-name="T39">the five top journals in four disciplines for ten key features </text:span><text:span text:style-name="T40">(features </text:span><text:span text:style-name="T39">regarded by applied linguists and style guide authors as representing informalit</text:span><text:span text:style-name="T40">y)</text:span><text:span text:style-name="T39">, Hyland and Jiang report the following,</text:span></text:p>
      <text:p text:style-name="P34">We found only a small increase in the use of 10 key features over the past 50 years….Our results show only a small increase in the use of these features, and that this is mainly accounted for by increases in the hard sciences rather than the social sciences.</text:p>
      <text:p text:style-name="P34"/>
      <text:list xml:id="list2568813983" text:style-name="L3">
        <text:list-item>
          <text:p text:style-name="P47">Based on the findings of Hyland and Jiang <text:span text:style-name="T55">given above</text:span>, should we continue to embrace academic style? Why?</text:p>
        </text:list-item>
        <text:list-item>
          <text:p text:style-name="P48">What are your thoughts on academic style? Do you think that informalities in written academic discourse lessen the genre’s authority? Do you enjoy writing in an academic style?</text:p>
        </text:list-item>
      </text:list>
      <text:p text:style-name="P27"/>
      <text:p text:style-name="P29">Task <text:span text:style-name="T13">5 </text:span><text:span text:style-name="T18">(</text:span><text:span text:style-name="T54">6</text:span><text:span text:style-name="T18"> pts)</text:span></text:p>
      <text:p text:style-name="P26"><text:span text:style-name="T51">The</text:span><text:span text:style-name="T52">re are </text:span><text:span text:style-name="T51">fundamental </text:span><text:span text:style-name="T52">differences in </text:span><text:span text:style-name="T51">the </text:span><text:span text:style-name="T52">basis for the </text:span><text:span text:style-name="T51">l</text:span>egal <text:span text:style-name="T51">systems of Mexico and the U.S.: </text:span><text:span text:style-name="T52">Mexico having a civil law system and the U.S. a common law system. And yet, both systems rely on jurisprudenc</text:span><text:span text:style-name="T53">e</text:span><text:span text:style-name="T52">, <text:s/>to a greater or lesser degree.</text:span></text:p>
      <text:p text:style-name="P26"/>
      <text:list xml:id="list804026509" text:style-name="L4">
        <text:list-item>
          <text:p text:style-name="P40"><text:soft-page-break/>Translate the following excerpt <text:span text:style-name="T54">from </text:span><text:span text:style-name="T62">a </text:span><text:span text:style-name="T22">tesis </text:span><text:span text:style-name="T54">regarding the admission of expert testimony (Registro 2011752) </text:span><text:span text:style-name="T55">into English</text:span><text:span text:style-name="T54">.</text:span></text:p>
        </text:list-item>
      </text:list>
      <text:p text:style-name="P28"/>
      <text:p text:style-name="P35">El objetivo de la prueba pericial consiste en el análisis que se realice por uno o más especialistas o expertos sobre determinados hechos o aspectos técnicos, artísticos o científicos relacionados con una controversia, cuya clarificación resulta necesaria para la decisión del juzgador, mediante la emisión de una opinión fundada. Así, dada la naturaleza de esta prueba, su admisión está condicionada por la pertinencia de la información que con ella pretende allegarse al resolutor, que debe ser ilustrativa, clarificante y no incluir hechos ajenos a la peritación que, para ser tomados en cuenta, tendrán que acreditarse conforme a las reglas relativas a la distribución de las cargas probatorias; de ahí que la eficacia del dictamen pericial dependerá, entre otros factores, de que aporte elementos que permitan contar con la información útil y con sustento metodológico fiable, para justificar su decisión.</text:p>
      <text:p text:style-name="P28"/>
      <text:p text:style-name="P51">Task <text:span text:style-name="T13">6 </text:span><text:span text:style-name="T18">(</text:span><text:span text:style-name="T55">3</text:span><text:span text:style-name="T18"> pts)</text:span></text:p>
      <text:p text:style-name="P53"><text:span text:style-name="T65">Traditional e</text:span>conomics <text:span text:style-name="T65">is defined as </text:span>the study of choice under conditions of scarcity. All <text:span text:style-name="T66">choice</text:span> carries an opportunity cost.</text:p>
      <text:p text:style-name="P42"/>
      <text:p text:style-name="P43">Evaluate the statements <text:span text:style-name="T67">above </text:span>by answering the following questions:</text:p>
      <text:list xml:id="list2412288655" text:style-name="L6">
        <text:list-item>
          <text:p text:style-name="P52"><text:span text:style-name="T42">According to </text:span><text:span text:style-name="T43">standard </text:span><text:span text:style-name="T42">economics, w</text:span><text:span text:style-name="T41">hat </text:span><text:span text:style-name="T42">is </text:span><text:span text:style-name="T41">scarce?</text:span></text:p>
        </text:list-item>
        <text:list-item>
          <text:p text:style-name="P41"><text:span text:style-name="T68">What is meant by the term, “opportunity cost” </text:span><text:span text:style-name="T65">?</text:span></text:p>
        </text:list-item>
      </text:list>
      <text:p text:style-name="P18"/>
      <text:p text:style-name="P29">Task <text:span text:style-name="T63">7</text:span><text:span text:style-name="T13"> </text:span><text:span text:style-name="T18">(</text:span><text:span text:style-name="T55">3</text:span><text:span text:style-name="T18"> pts)</text:span></text:p>
      <text:p text:style-name="P44">Hang on to your hat, there’s even more vocabulary to come!</text:p>
      <text:p text:style-name="P44"/>
      <text:list xml:id="list3282063082" text:style-name="L5">
        <text:list-item>
          <text:p text:style-name="P49"><text:span text:style-name="T57">Provide d</text:span><text:span text:style-name="T56">efinitions </text:span><text:span text:style-name="T57">in English </text:span><text:span text:style-name="T56">and a </text:span><text:span text:style-name="T57">Spanish </text:span><text:span text:style-name="T56">translation </text:span><text:span text:style-name="T58">for </text:span><text:span text:style-name="T56">your five (5) memorized vocab</text:span><text:span text:style-name="T57">ulary words.</text:span></text:p>
        </text:list-item>
      </text:list>
      <text:p text:style-name="P16"/>
      <text:p text:style-name="P16"/>
      <text:p text:style-name="P16"/>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2"><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5-18T18:24:13.581739708</dc:date>
    <meta:editing-duration>PT13H9M5S</meta:editing-duration>
    <meta:editing-cycles>109</meta:editing-cycles>
    <meta:generator>LibreOffice/7.3.7.2$Linux_X86_64 LibreOffice_project/30$Build-2</meta:generator>
    <meta:document-statistic meta:table-count="1" meta:image-count="1" meta:object-count="0" meta:page-count="3" meta:paragraph-count="51" meta:word-count="1180" meta:character-count="7353" meta:non-whitespace-character-count="6228"/>
  </office:meta>
</office:document-meta>
</file>